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aee" officeooo:paragraph-rsid="0012fa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iettivi </text:p>
      <text:p text:style-name="P1">bo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6:45:19.793110036</meta:creation-date>
    <dc:date>2022-09-23T16:46:17.244437456</dc:date>
    <meta:editing-duration>PT59S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2"/>
    <meta:generator>LibreOffice/7.3.6.2$Linux_X86_64 LibreOffice_project/30$Build-2</meta:generator>
  </office:meta>
</office:document-meta>
</file>